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5792" officeooo:paragraph-rsid="00105792"/>
    </style:style>
    <style:style style:name="P2" style:family="paragraph" style:parent-style-name="Standard">
      <style:paragraph-properties fo:text-align="center" style:justify-single-word="false"/>
      <style:text-properties officeooo:rsid="00105792" officeooo:paragraph-rsid="00105792"/>
    </style:style>
    <style:style style:name="P3" style:family="paragraph" style:parent-style-name="Standard">
      <style:text-properties officeooo:rsid="001176e0" officeooo:paragraph-rsid="001176e0"/>
    </style:style>
    <style:style style:name="P4" style:family="paragraph" style:parent-style-name="Standard">
      <style:text-properties officeooo:rsid="0011b184" officeooo:paragraph-rsid="0011b184"/>
    </style:style>
    <style:style style:name="P5" style:family="paragraph" style:parent-style-name="Standard">
      <style:text-properties officeooo:rsid="0012f901" officeooo:paragraph-rsid="001176e0"/>
    </style:style>
    <style:style style:name="P6" style:family="paragraph" style:parent-style-name="Standard">
      <style:text-properties officeooo:rsid="0012f901" officeooo:paragraph-rsid="0012f901"/>
    </style:style>
    <style:style style:name="P7" style:family="paragraph" style:parent-style-name="Standard">
      <style:text-properties officeooo:rsid="0012f901" officeooo:paragraph-rsid="001580b0"/>
    </style:style>
    <style:style style:name="P8" style:family="paragraph" style:parent-style-name="Standard">
      <style:text-properties officeooo:rsid="00105792" officeooo:paragraph-rsid="00105792"/>
    </style:style>
    <style:style style:name="P9" style:family="paragraph" style:parent-style-name="Standard">
      <style:text-properties officeooo:rsid="001580b0" officeooo:paragraph-rsid="001580b0"/>
    </style:style>
    <style:style style:name="T1" style:family="text">
      <style:text-properties officeooo:rsid="001176e0"/>
    </style:style>
    <style:style style:name="T2" style:family="text">
      <style:text-properties officeooo:rsid="0011b184"/>
    </style:style>
    <style:style style:name="T3" style:family="text">
      <style:text-properties officeooo:rsid="0012f901"/>
    </style:style>
    <style:style style:name="T4" style:family="text">
      <style:text-properties officeooo:rsid="00146991"/>
    </style:style>
    <style:style style:name="T5" style:family="text">
      <style:text-properties officeooo:rsid="001580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oolean Algebra Using If-Else</text:p>
      <text:p text:style-name="P2">by Sven Nilsen, 2017</text:p>
      <text:p text:style-name="P1"/>
      <text:p text:style-name="P4">In path semantics you might need to <text:span text:style-name="T3">convert between Boolean algebra and If-Else forms.</text:span></text:p>
      <text:p text:style-name="P1"/>
      <text:p text:style-name="P1">First defining the syntax of <text:span text:style-name="T3">I</text:span>f-<text:span text:style-name="T3">E</text:span>lse using slot lambda calculus:</text:p>
      <text:p text:style-name="P1"/>
      <text:p text:style-name="P1"><text:tab/>({ _ }) = (_ _)(“{“)(_ _)(?)(“}”)(\)</text:p>
      <text:p text:style-name="P1"/>
      <text:p text:style-name="P1"><text:tab/>(if _ { _ } else { _ }) = (_ _)(“if”)(_ _)(?)(_ _)({ _ })(?)(_ _)(“else”)({ _ })(\)</text:p>
      <text:p text:style-name="P1"/>
      <text:p text:style-name="P9">Slot lambda calculus is used to prove equivalence or transfer values between two expressions, without relying on a complex grammar language or a parser. It is a simple language that contains its own grammar and parser.</text:p>
      <text:p text:style-name="P1"/>
      <text:p text:style-name="P1"><text:span text:style-name="T5">S</text:span>etting up logical equivalences:</text:p>
      <text:p text:style-name="P1"/>
      <text:p text:style-name="P1"><text:tab/>not &lt;=&gt; \(a: <text:span text:style-name="T1">bool</text:span>) = if a { false } else { true }</text:p>
      <text:p text:style-name="P1"><text:tab/>and &lt;=&gt; \(a: <text:span text:style-name="T1">bool</text:span>, b: <text:span text:style-name="T1">bool</text:span>) = if a { b } else { false }</text:p>
      <text:p text:style-name="P1"><text:tab/>or &lt;=&gt; \(a: <text:span text:style-name="T1">bool</text:span>, b: <text:span text:style-name="T1">bool</text:span>) = if a { true } else { b }</text:p>
      <text:p text:style-name="P1"/>
      <text:p text:style-name="P1">Constructing the slot lambdas:</text:p>
      <text:p text:style-name="P1"/>
      <text:p text:style-name="P1"><text:tab/>not: <text:span text:style-name="T1">\(a: bool) =</text:span> (if _ { _ } else { _ })(<text:span text:style-name="T1">a</text:span>)(false)(true)</text:p>
      <text:p text:style-name="P1"><text:tab/><text:span text:style-name="T1">and: \(a: bool, b: bool) = (if _ { _ } else { _ })(a)(b)(false)</text:span></text:p>
      <text:p text:style-name="P1"><text:tab/><text:span text:style-name="T1">or: \(a: bool, b: bool) = (if _ { _ } else { _ })(a)(true)(b)</text:span></text:p>
      <text:p text:style-name="P1"/>
      <text:p text:style-name="P3">When the application rule evaluates <text:span text:style-name="T2">according to normal if-else rule, this is equivalent to Boolean algebra.</text:span></text:p>
      <text:p text:style-name="P3"/>
      <text:p text:style-name="P6">For example, assume the following function:</text:p>
      <text:p text:style-name="P3"/>
      <text:p text:style-name="P3"><text:tab/><text:span text:style-name="T3">\(a: nat, b: nat) = a + b</text:span></text:p>
      <text:p text:style-name="P5"/>
      <text:p text:style-name="P6"><text:span text:style-name="T4">Examining the path</text:span>:</text:p>
      <text:p text:style-name="P3"/>
      <text:p text:style-name="P3"><text:tab/><text:span text:style-name="T3">is_zero(a: nat) = a == 0</text:span></text:p>
      <text:p text:style-name="P3"/>
      <text:p text:style-name="P3"><text:tab/><text:span text:style-name="T3">\([is_zero] za, [is_zero] zb) = [is_zero] if za { zb } else { false }</text:span></text:p>
      <text:p text:style-name="P3"/>
      <text:p text:style-name="P7">Since it is known that <text:span text:style-name="T4">this is logically equivalent to `and`, one can write:</text:span></text:p>
      <text:p text:style-name="P7"/>
      <text:p text:style-name="P7"><text:tab/>\([is_zero] za, [is_zero] zb) = [is_zero] <text:span text:style-name="T5">and(za, zb)</text:span></text:p>
      <text:p text:style-name="P7"/>
      <text:p text:style-name="P7"><text:span text:style-name="T5">This proves there is a symmetric path:</text:span></text:p>
      <text:p text:style-name="P3"/>
      <text:p text:style-name="P3"><text:tab/><text:span text:style-name="T3">add[is_zero] &lt;=&gt; and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9:32:45.670503000</meta:creation-date>
    <dc:date>2017-05-09T12:21:43.737856000</dc:date>
    <meta:editing-duration>PT12M48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5" meta:word-count="277" meta:character-count="1424" meta:non-whitespace-character-count="1159"/>
  </office:meta>
</office:document-meta>
</file>